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25cm" style:contextual-spacing="false" fo:line-height="150%"/>
      <style:text-properties officeooo:paragraph-rsid="0046b883"/>
    </style:style>
    <style:style style:name="P2" style:family="paragraph" style:parent-style-name="Text_20_body">
      <style:paragraph-properties fo:margin-top="0cm" fo:margin-bottom="0.25cm" style:contextual-spacing="false" fo:line-height="150%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 style:list-style-name="L1">
      <style:paragraph-properties fo:line-height="100%"/>
    </style:style>
    <style:style style:name="P5" style:family="paragraph" style:parent-style-name="Text_20_body" style:list-style-name="L1">
      <style:paragraph-properties fo:line-height="150%"/>
    </style:style>
    <style:style style:name="P6" style:family="paragraph" style:parent-style-name="Text_20_body">
      <style:paragraph-properties fo:line-height="150%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 fo:text-indent="-1cm" style:auto-text-indent="false">
        <style:tab-stops/>
      </style:paragraph-properties>
    </style:style>
    <style:style style:name="P9" style:family="paragraph" style:parent-style-name="Text_20_body" style:list-style-name="L2">
      <style:paragraph-properties fo:margin-top="0cm" fo:margin-bottom="0cm" style:contextual-spacing="false" fo:text-indent="-1cm" style:auto-text-indent="false"/>
    </style:style>
    <style:style style:name="P10" style:family="paragraph" style:parent-style-name="Text_20_body" style:list-style-name="L2">
      <style:paragraph-properties fo:text-indent="-1cm" style:auto-text-indent="false">
        <style:tab-stops/>
      </style:paragraph-properties>
    </style:style>
    <style:style style:name="P11" style:family="paragraph" style:parent-style-name="Text_20_body">
      <style:paragraph-properties fo:margin-top="0cm" fo:margin-bottom="0.499cm" style:contextual-spacing="false" fo:line-height="150%"/>
      <style:text-properties fo:font-size="14pt" officeooo:rsid="0042820b" officeooo:paragraph-rsid="0046b883" style:font-size-asian="14pt" style:font-size-complex="14pt"/>
    </style:style>
    <style:style style:name="P12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42820b"/>
    </style:style>
    <style:style style:name="T1" style:family="text">
      <style:text-properties officeooo:rsid="005277c6"/>
    </style:style>
    <style:style style:name="T2" style:family="text">
      <style:text-properties fo:font-size="14pt" officeooo:rsid="0042820b" style:font-size-asian="14pt" style:font-size-complex="14pt"/>
    </style:style>
    <style:style style:name="T3" style:family="text">
      <style:text-properties fo:font-size="14pt" officeooo:rsid="00495328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(Matthew 12:18-21) / <text:span text:style-name="Strong_20_Emphasis">Opening prayer</text:span> (Douglas M)</text:p>
      <text:p text:style-name="P2"><text:span text:style-name="Strong_20_Emphasis">Praise</text:span>: <text:span text:style-name="Emphasis">Jesus Shall Reign</text:span></text:p>
      <text:p text:style-name="P2"><text:span text:style-name="Strong_20_Emphasis">Bible Reading</text:span>: John 10:22-39 (Stephen A)</text:p>
      <text:p text:style-name="P3"><text:span text:style-name="Strong_20_Emphasis">Announcements</text:span> (Mook L)</text:p>
      <text:list text:style-name="L1">
        <text:list-item>
          <text:p text:style-name="P4">Equip Conference</text:p>
        </text:list-item>
        <text:list-item>
          <text:p text:style-name="P5">Working Bee</text:p>
        </text:list-item>
      </text:list>
      <text:p text:style-name="P6"><text:span text:style-name="Strong_20_Emphasis">Sunday School</text:span> (Shi Ya B, Luke B)</text:p>
      <text:p text:style-name="P6"><text:span text:style-name="Strong_20_Emphasis">Praise</text:span>: <text:span text:style-name="Emphasis">Loved With Everlasting Love (Rejoice 576)</text:span></text:p>
      <text:p text:style-name="P6"><text:span text:style-name="Strong_20_Emphasis">Prayer for the church and the world</text:span>  (JA)</text:p>
      <text:p text:style-name="P6"><text:span text:style-name="Strong_20_Emphasis">Bible reading</text:span>: 1 Thessalonians 2:17-3:10 (Mook L)</text:p>
      <text:p text:style-name="P6"><text:span text:style-name="Strong_20_Emphasis">Praise</text:span>: <text:span text:style-name="Emphasis">O Jesus, Full of Truth and Grace</text:span> (<text:span text:style-name="Emphasis">Rejoice 402)</text:span></text:p>
      <text:p text:style-name="P6"><text:span text:style-name="Strong_20_Emphasis">Sermon</text:span>: “SURE KNOWLEDGE” (DM)</text:p>
      <text:p text:style-name="P6"><text:span text:style-name="Strong_20_Emphasis">Praise</text:span>: <text:span text:style-name="Emphasis">Behold the Lamb (v 1-3)</text:span></text:p>
      <text:p text:style-name="P6"><text:span text:style-name="Strong_20_Emphasis">Lord’s Supper</text:span></text:p>
      <text:p text:style-name="P6"><text:span text:style-name="Strong_20_Emphasis">Praise</text:span>: <text:span text:style-name="Emphasis">Behold the Lamb (v 4)</text:span></text:p>
      <text:p text:style-name="P6"><text:span text:style-name="Strong_20_Emphasis">Benediction</text:span> <text:s/><text:span text:style-name="T1">(DM)</text:span></text:p>
      <text:p text:style-name="P6"/>
      <text:p text:style-name="Text_20_body"><text:span text:style-name="Strong_20_Emphasis">Sermon Outline</text:span></text:p>
      <text:p text:style-name="Text_20_body">“SURE KNOWLEDGE”   (1 John 5:13)</text:p>
      <text:p text:style-name="Text_20_body">Introduction</text:p>
      <text:list text:style-name="L2">
        <text:list-item>
          <text:p text:style-name="P7">What does eternal life consist in?</text:p>
          <text:list>
            <text:list-item>
              <text:list>
                <text:list-item>
                  <text:p text:style-name="P8"/>
                </text:list-item>
                <text:list-item>
                  <text:p text:style-name="P9"/>
                </text:list-item>
                <text:list-item>
                  <text:p text:style-name="P9"/>
                </text:list-item>
              </text:list>
            </text:list-item>
          </text:list>
        </text:list-item>
        <text:list-item>
          <text:p text:style-name="P7">Reasons why we may lack sure knowledge of having eternal life</text:p>
          <text:list>
            <text:list-item>
              <text:list>
                <text:list-item text:start-value="1">
                  <text:p text:style-name="P8"/>
                </text:list-item>
                <text:list-item>
                  <text:p text:style-name="P8"/>
                </text:list-item>
                <text:list-item>
                  <text:p text:style-name="P8"/>
                </text:list-item>
              </text:list>
            </text:list-item>
          </text:list>
        </text:list-item>
        <text:list-item>
          <text:p text:style-name="P7">How we may gain sure knowledge of having eternal life</text:p>
          <text:list>
            <text:list-item>
              <text:list>
                <text:list-item text:start-value="1">
                  <text:p text:style-name="P8"/>
                </text:list-item>
                <text:list-item>
                  <text:p text:style-name="P10"/>
                </text:list-item>
              </text:list>
            </text:list-item>
          </text:list>
        </text:list-item>
      </text:list>
      <text:p text:style-name="Text_20_body">Conclusion</text:p>
      <text:p text:style-name="P11"/>
      <text:p text:style-name="P12"><text:soft-page-break/><text:span text:style-name="T2">[</text:span><text:span text:style-name="T3">Rej! 47</text:span><text:span text:style-name="T2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277c6"/>
    </style:style>
    <style:style style:name="MT2" style:family="text">
      <style:text-properties style:text-position="super 58%" officeooo:rsid="005277c6"/>
    </style:style>
    <style:style style:name="MT3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1</text:span><text:span text:style-name="MT2">st</text:span><text:span text:style-name="MT1"> June</text:span><text:span text:style-name="MT3"> 202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5-05-31T21:43:11.999473667</dc:date>
    <meta:editing-duration>PT6H38M32S</meta:editing-duration>
    <meta:editing-cycles>46</meta:editing-cycles>
    <meta:generator>LibreOffice/24.8.7.2$Linux_X86_64 LibreOffice_project/f4f281f562fb585d46b0af5755dfe1eb6adc047f</meta:generator>
    <meta:print-date>2024-02-03T21:06:33.278074986</meta:print-date>
    <meta:document-statistic meta:table-count="0" meta:image-count="0" meta:object-count="0" meta:page-count="2" meta:paragraph-count="33" meta:word-count="143" meta:character-count="792" meta:non-whitespace-character-count="683"/>
  </office:meta>
</office:document-meta>
</file>